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59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2083in"/>
    </style:style>
    <style:style style:name="co4" style:family="table-column">
      <style:table-column-properties fo:break-before="auto" style:column-width="2.4583in"/>
    </style:style>
    <style:style style:name="co5" style:family="table-column">
      <style:table-column-properties fo:break-before="auto" style:column-width="3.9453in"/>
    </style:style>
    <style:style style:name="co6" style:family="table-column">
      <style:table-column-properties fo:break-before="auto" style:column-width="2.9228in"/>
    </style:style>
    <style:style style:name="co7" style:family="table-column">
      <style:table-column-properties fo:break-before="auto" style:column-width="2.579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1.2638in" fo:break-before="auto" style:use-optimal-row-height="true"/>
    </style:style>
    <style:style style:name="ro4" style:family="table-row">
      <style:table-row-properties style:row-height="0.437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ce1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2" style:family="table-cell" style:parent-style-name="Default">
      <style:table-cell-properties fo:wrap-option="wrap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3" style:family="table-cell" style:parent-style-name="Default">
      <style:table-cell-properties fo:wrap-option="wrap"/>
      <style:text-properties fo:font-weight="normal" style:font-weight-asian="normal" style:font-weight-complex="normal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5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6" style:family="table-cell" style:parent-style-name="Default">
      <style:table-cell-properties fo:wrap-option="wrap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12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3" style:family="table-cell" style:parent-style-name="Default">
      <style:table-cell-properties fo:wrap-option="wrap"/>
      <style:text-properties fo:font-weight="normal" style:font-weight-asian="normal" style:font-weight-complex="normal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4" style:family="table-cell" style:parent-style-name="Default">
      <style:table-cell-properties fo:wrap-option="wrap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4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6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7" style:family="table-cell" style:parent-style-name="Default">
      <style:table-cell-properties fo:wrap-option="wrap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8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3" style:family="table-cell" style:parent-style-name="Default">
      <style:table-cell-properties fo:wrap-option="wrap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4" style:family="table-cell" style:parent-style-name="Default">
      <style:table-cell-properties fo:wrap-option="wrap"/>
      <style:text-properties fo:font-weight="normal" style:font-weight-asian="normal" style:font-weight-complex="normal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6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7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8" style:family="table-cell" style:parent-style-name="Default">
      <style:table-cell-properties fo:wrap-option="wrap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19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20" style:family="table-cell" style:parent-style-name="Default"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21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22" style:family="table-cell" style:parent-style-name="Default"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35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36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40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5" style:family="table-cell" style:parent-style-name="Default">
      <style:table-cell-properties fo:wrap-option="wrap"/>
    </style:style>
    <style:style style:name="ce39" style:family="table-cell" style:parent-style-name="Default">
      <style:table-cell-properties fo:wrap-option="wrap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42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43" style:family="table-cell" style:parent-style-name="Default">
      <style:table-cell-properties fo:wrap-option="wrap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44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41" style:family="table-cell" style:parent-style-name="Default">
      <style:text-properties fo:font-weight="bold" style:font-weight-asian="bold" style:font-weight-complex="bold"/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49" style:family="table-cell" style:parent-style-name="Default">
      <style:text-properties fo:font-weight="bold" style:font-weight-asian="bold" style:font-weight-complex="bold"/>
    </style:style>
    <style:style style:name="ce48" style:family="table-cell" style:parent-style-name="Default"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30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31" style:family="table-cell" style:parent-style-name="Default"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52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53" style:family="table-cell" style:parent-style-name="Default"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54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55" style:family="table-cell" style:parent-style-name="Default"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56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57" style:family="table-cell" style:parent-style-name="Default"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58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59" style:family="table-cell" style:parent-style-name="Default"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60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1" style:family="table-cell" style:parent-style-name="Default">
      <style:text-properties fo:font-weight="bold" style:font-weight-asian="bold" style:font-weight-complex="bold"/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2" style:family="table-cell" style:parent-style-name="Default"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3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4" style:family="table-cell" style:parent-style-name="Default"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5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66" style:family="table-cell" style:parent-style-name="Default">
      <style:text-properties fo:font-weight="bold" style:font-weight-asian="bold" style:font-weight-complex="bold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47" style:family="table-cell" style:parent-style-name="Default">
      <style:text-properties fo:font-weight="normal" style:font-weight-asian="normal" style:font-weight-complex="normal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68" style:family="table-cell" style:parent-style-name="Default"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71" style:family="table-cell" style:parent-style-name="Default">
      <style:text-properties fo:font-weight="normal" style:font-weight-asian="normal" style:font-weight-complex="normal"/>
    </style:style>
    <style:style style:name="ce70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72" style:family="table-cell" style:parent-style-name="Default"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DATA.$A$1:$DATA.$A$1048576])" table:allow-empty-cell="true" table:display-list="unsorted" table:base-cell-address="'Urgent Fixes'.B1">
          <table:error-message table:message-type="stop" table:display="true"/>
        </table:content-validation>
        <table:content-validation table:name="val2" table:condition="of:cell-content-is-in-list([$DATA.$A$1:$DATA.$A$1048576])" table:allow-empty-cell="true" table:display-list="unsorted" table:base-cell-address="'General tasks'.B1">
          <table:error-message table:message-type="stop" table:display="true"/>
        </table:content-validation>
      </table:content-validations>
      <table:table table:name="General tasks" table:style-name="ta1">
        <table:table-column table:style-name="co1" table:default-cell-style-name="ce2"/>
        <table:table-column table:style-name="co2" table:default-cell-style-name="ce6"/>
        <table:table-column table:style-name="co3" table:default-cell-style-name="ce2"/>
        <table:table-column table:style-name="co2" table:number-columns-repeated="1021" table:default-cell-style-name="ce2"/>
        <table:table-row table:style-name="ro1">
          <table:table-cell table:style-name="ce1" office:value-type="string" calcext:value-type="string">
            <text:p>Task</text:p>
          </table:table-cell>
          <table:table-cell table:style-name="ce5" table:content-validation-name="val1" office:value-type="string" calcext:value-type="string">
            <text:p>Statu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Resave templateDB</text:p>
          </table:table-cell>
          <table:table-cell table:content-validation-name="val1" office:value-type="string" calcext:value-type="string">
            <text:p>TODO</text:p>
          </table:table-cell>
          <table:table-cell office:value-type="string" calcext:value-type="string">
            <text:p>check files et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rning for multiple IDs in ramuser edit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RamUser: sync on creation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UserEditWidget: change password only if ID is not NEW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ullSync on login/setonline (but not create)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nsole en mode data crashe au sync -&gt; trop de données? ajouter une limite (enlève les premieres lignes)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s possible de changer certains status après qqn d'autr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reorder steps from item table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ce3" office:value-type="string" calcext:value-type="string">
            <text:p>manquent les noms de “ALL truc” dans les filtres sequences et asset groups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 icones dans les filtres de assetgroups, comme les seqs?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une barre de trop dans le tooltip des users sur le schedule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le header devrait afficher le user shortname dans scheduleee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le header du schedule peut etre un peu plus grand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eck stdout and clean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rove/fix progressbar on loaddata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ject default fps to 24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user edit can’t edit password ? (test online !)</text:p>
          </table:table-cell>
          <table:table-cell table:content-validation-name="val1" office:value-type="string" calcext:value-type="string">
            <text:p>TODO</text:p>
          </table:table-cell>
          <table:table-cell table:style-name="Default" table:number-columns-repeated="1022"/>
        </table:table-row>
        <table:table-row table:style-name="ro1">
          <table:table-cell office:value-type="string" calcext:value-type="string">
            <text:p>schedule select me does not work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todo progress bar on batch (schedule &amp; item tables)</text:p>
          </table:table-cell>
          <table:table-cell table:content-validation-name="val1" office:value-type="string" calcext:value-type="string">
            <text:p>TODO</text:p>
          </table:table-cell>
          <table:table-cell table:style-name="Default"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Step editor : change d'onglet au rechargement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 editor : icone sur l'onglet settings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ript API: DOC: remove RamItem.statusHistory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aemon/Script API: import formats not got? /// update not working correctly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ya: Problème avec updater: only updates selected objects/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ya: Updater: wrongly replaces when using "all" button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 bouton user folder ne fonctionne pas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uvaises icones sur liste des steps ? Step editor type wrong?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tre tableau : pas toujours ajoutés?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e lists: supprimer fonctionne pas (sur previews au moins)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ya: Option pour masquer la shape du root à l'import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ya: Update et open/import: doivent pas etre des boites modales, pour faire la sélection plus facilement dans la scène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ya: Update :- update: ne fonctionne que sur les nodes sélectionnés dans la scène; devrait utiliser ceux de la boite de dialogue- update all: tous ceux affichés (attention si filtres avec les cases)-&gt; vérifier ui getAllNodes() et getSelectedNodes(). Plus simple : getNodes(), la liste étant construite au clic sur un des boutons.- update all: erreur, mélange les nodes ? Fait n'imp. (en cas de shaders en tout cas)- update selected: idem si plusieurs nodes sélectionnés.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do Script API: when listing/getting stuff, always check if None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Maya: factorize dialog to include it in dumaf (and dublast later)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ya: use dialog everywhere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 table:number-rows-repeated="1048537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'General tasks'.C22:'General tasks'.AMJ1048576 'General tasks'.A9:'General tasks'.B9 'General tasks'.A23:'General tasks'.B1048576 'General tasks'.C9:'General tasks'.AMJ18 'General tasks'.A11:'General tasks'.B18 'General tasks'.A20:'General tasks'.AMJ20 'General tasks'.B19:'General tasks'.B19 'General tasks'.A1:'General tasks'.AMJ8 'General tasks'.B21:'General tasks'.B21">
            <calcext:condition calcext:apply-style-name="Accent 3" calcext:value="=&quot;CHK&quot;" calcext:base-cell-address="'General tasks'.A1"/>
            <calcext:condition calcext:apply-style-name="Good" calcext:value="=&quot;OK&quot;" calcext:base-cell-address="'General tasks'.A1"/>
            <calcext:condition calcext:apply-style-name="Bad" calcext:value="=&quot;TODO&quot;" calcext:base-cell-address="'General tasks'.A1"/>
            <calcext:condition calcext:apply-style-name="Error" calcext:value="=&quot;WIP&quot;" calcext:base-cell-address="'General tasks'.A1"/>
          </calcext:conditional-format>
        </calcext:conditional-formats>
      </table:table>
      <table:table table:name="Urgent Fixes" table:style-name="ta1">
        <table:table-column table:style-name="co1" table:default-cell-style-name="ce14"/>
        <table:table-column table:style-name="co2" table:default-cell-style-name="ce17"/>
        <table:table-column table:style-name="co3" table:default-cell-style-name="ce14"/>
        <table:table-column table:style-name="co2" table:number-columns-repeated="1021" table:default-cell-style-name="ce14"/>
        <table:table-row table:style-name="ro1">
          <table:table-cell table:style-name="ce12" office:value-type="string" calcext:value-type="string">
            <text:p>Task</text:p>
          </table:table-cell>
          <table:table-cell table:style-name="ce16" table:content-validation-name="val1" office:value-type="string" calcext:value-type="string">
            <text:p>Statu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21"/>
        </table:table-row>
        <table:table-row table:style-name="ro1">
          <table:table-cell table:style-name="ce13"/>
          <table:table-cell table:content-validation-name="val1"/>
          <table:table-cell table:number-columns-repeated="1022"/>
        </table:table-row>
        <table:table-row table:style-name="ro1" table:number-rows-repeated="5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4"/>
          <table:table-cell table:content-validation-name="val1"/>
          <table:table-cell table:number-columns-repeated="1022"/>
        </table:table-row>
        <table:table-row table:style-name="ro1" table:number-rows-repeated="2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4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4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4"/>
          <table:table-cell table:content-validation-name="val1"/>
          <table:table-cell table:number-columns-repeated="1022"/>
        </table:table-row>
        <table:table-row table:style-name="ro1" table:number-rows-repeated="1048560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'Urgent Fixes'.A1:'Urgent Fixes'.AMJ1048576">
            <calcext:condition calcext:apply-style-name="Accent 3" calcext:value="=&quot;CHK&quot;" calcext:base-cell-address="'Urgent Fixes'.A1"/>
            <calcext:condition calcext:apply-style-name="Good" calcext:value="=&quot;OK&quot;" calcext:base-cell-address="'Urgent Fixes'.A1"/>
            <calcext:condition calcext:apply-style-name="Bad" calcext:value="=&quot;TODO&quot;" calcext:base-cell-address="'Urgent Fixes'.A1"/>
            <calcext:condition calcext:apply-style-name="Error" calcext:value="=&quot;WIP&quot;" calcext:base-cell-address="'Urgent Fixes'.A1"/>
          </calcext:conditional-format>
        </calcext:conditional-formats>
      </table:table>
      <table:table table:name="tests to run" table:style-name="ta1">
        <table:table-column table:style-name="co1" table:default-cell-style-name="ce23"/>
        <table:table-column table:style-name="co2" table:default-cell-style-name="ce28"/>
        <table:table-column table:style-name="co3" table:default-cell-style-name="ce23"/>
        <table:table-column table:style-name="co2" table:number-columns-repeated="1021" table:default-cell-style-name="ce23"/>
        <table:table-row table:style-name="ro1">
          <table:table-cell table:style-name="ce18" office:value-type="string" calcext:value-type="string">
            <text:p>Task</text:p>
          </table:table-cell>
          <table:table-cell table:style-name="ce27" table:content-validation-name="val1" office:value-type="string" calcext:value-type="string">
            <text:p>Status</text:p>
          </table:table-cell>
          <table:table-cell table:style-name="ce18" office:value-type="string" calcext:value-type="string">
            <text:p>Notes</text:p>
          </table:table-cell>
          <table:table-cell table:style-name="ce18" table:number-columns-repeated="1021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4"/>
          <table:table-cell table:content-validation-name="val1"/>
          <table:table-cell table:number-columns-repeated="1022"/>
        </table:table-row>
        <table:table-row table:style-name="ro1" table:number-rows-repeated="5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6"/>
          <table:table-cell table:content-validation-name="val1"/>
          <table:table-cell table:number-columns-repeated="1022"/>
        </table:table-row>
        <table:table-row table:style-name="ro1" table:number-rows-repeated="2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6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6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6"/>
          <table:table-cell table:content-validation-name="val1"/>
          <table:table-cell table:number-columns-repeated="1022"/>
        </table:table-row>
        <table:table-row table:style-name="ro1" table:number-rows-repeated="1048559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'tests to run'.A1:'tests to run'.AMJ1048576">
            <calcext:condition calcext:apply-style-name="Accent 3" calcext:value="=&quot;CHK&quot;" calcext:base-cell-address="'tests to run'.A1"/>
            <calcext:condition calcext:apply-style-name="Good" calcext:value="=&quot;OK&quot;" calcext:base-cell-address="'tests to run'.A1"/>
            <calcext:condition calcext:apply-style-name="Bad" calcext:value="=&quot;TODO&quot;" calcext:base-cell-address="'tests to run'.A1"/>
            <calcext:condition calcext:apply-style-name="Error" calcext:value="=&quot;WIP&quot;" calcext:base-cell-address="'tests to run'.A1"/>
          </calcext:conditional-format>
        </calcext:conditional-formats>
      </table:table>
      <table:table table:name="LocalDataInterface" table:style-name="ta1">
        <table:table-column table:style-name="co4" table:default-cell-style-name="ce20"/>
        <table:table-column table:style-name="co2" table:default-cell-style-name="ce22"/>
        <table:table-column table:style-name="co2" table:number-columns-repeated="1022" table:default-cell-style-name="ce20"/>
        <table:table-row table:style-name="ro1">
          <table:table-cell table:style-name="ce19" office:value-type="string" calcext:value-type="string">
            <text:p>Task</text:p>
          </table:table-cell>
          <table:table-cell table:style-name="ce21" table:content-validation-name="val2" office:value-type="string" calcext:value-type="string">
            <text:p>Status</text:p>
          </table:table-cell>
          <table:table-cell table:style-name="ce19" table:number-columns-repeated="1022"/>
        </table:table-row>
        <table:table-row table:style-name="ro1">
          <table:table-cell office:value-type="string" calcext:value-type="string">
            <text:p>insertObject emits insert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moveObject emit remov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toreObject emit insert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tObjectData emit chang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ObjectData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 methods above on sync</text:p>
          </table:table-cell>
          <table:table-cell table:content-validation-name="val2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d check other specialized methods</text:p>
          </table:table-cell>
          <table:table-cell table:content-validation-name="val2" office:value-type="string" calcext:value-type="string">
            <text:p>TODO</text:p>
          </table:table-cell>
          <table:table-cell table:number-columns-repeated="1022"/>
        </table:table-row>
        <table:table-row table:style-name="ro1" table:number-rows-repeated="1048567">
          <table:table-cell/>
          <table:table-cell table:content-validation-name="val2"/>
          <table:table-cell table:number-columns-repeated="1022"/>
        </table:table-row>
        <table:table-row table:style-name="ro1">
          <table:table-cell/>
          <table:table-cell table:content-validation-name="val2"/>
          <table:table-cell table:number-columns-repeated="1022"/>
        </table:table-row>
        <calcext:conditional-formats>
          <calcext:conditional-format calcext:target-range-address="LocalDataInterface.A1:LocalDataInterface.AMJ1048576">
            <calcext:condition calcext:apply-style-name="Accent 3" calcext:value="=&quot;CHK&quot;" calcext:base-cell-address="LocalDataInterface.A1"/>
            <calcext:condition calcext:apply-style-name="Good" calcext:value="=&quot;OK&quot;" calcext:base-cell-address="LocalDataInterface.A1"/>
            <calcext:condition calcext:apply-style-name="Bad" calcext:value="=&quot;TODO&quot;" calcext:base-cell-address="LocalDataInterface.A1"/>
            <calcext:condition calcext:apply-style-name="Bad" calcext:value="=&quot;WIP&quot;" calcext:base-cell-address="LocalDataInterface.A1"/>
          </calcext:conditional-format>
        </calcext:conditional-formats>
      </table:table>
      <table:table table:name="MODELS" table:style-name="ta1">
        <table:table-column table:style-name="co5" table:default-cell-style-name="ce39"/>
        <table:table-column table:style-name="co2" table:default-cell-style-name="ce43"/>
        <table:table-column table:style-name="co3" table:default-cell-style-name="ce39"/>
        <table:table-column table:style-name="co2" table:number-columns-repeated="1021" table:default-cell-style-name="ce39"/>
        <table:table-row table:style-name="ro1">
          <table:table-cell table:style-name="ce35" office:value-type="string" calcext:value-type="string">
            <text:p>Task</text:p>
          </table:table-cell>
          <table:table-cell table:style-name="ce42" table:content-validation-name="val1" office:value-type="string" calcext:value-type="string">
            <text:p>Status</text:p>
          </table:table-cell>
          <table:table-cell table:style-name="ce35" office:value-type="string" calcext:value-type="string">
            <text:p>Notes</text:p>
          </table:table-cell>
          <table:table-cell table:style-name="ce35" table:number-columns-repeated="1021"/>
        </table:table-row>
        <table:table-row table:style-name="ro1">
          <table:table-cell table:style-name="ce36" office:value-type="string" calcext:value-type="string">
            <text:p>RamObject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6"/>
          <table:table-cell table:content-validation-name="val1"/>
          <table:table-cell table:number-columns-repeated="1022"/>
        </table:table-row>
        <table:table-row table:style-name="ro1">
          <table:table-cell table:style-name="ce36" office:value-type="string" calcext:value-type="string">
            <text:p>DBTable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RamOBjectSortFilterProxy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RamItemSortFilterProxy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RamFilterListProxy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RamScheduleTable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RamScheduleFilter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0" office:value-type="string" calcext:value-type="string">
            <text:p>TimeLineProxy</text:p>
          </table:table-cell>
          <table:table-cell table:content-validation-name="val1"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statistics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64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MODELS.C8:MODELS.AMJ1048576 MODELS.A8:MODELS.B9 MODELS.A12:MODELS.B1048576 MODELS.A3:MODELS.AMJ7 MODELS.A1:MODELS.AMJ2 MODELS.B10:MODELS.B11">
            <calcext:condition calcext:apply-style-name="Accent 3" calcext:value="=&quot;CHK&quot;" calcext:base-cell-address="MODELS.A1"/>
            <calcext:condition calcext:apply-style-name="Good" calcext:value="=&quot;OK&quot;" calcext:base-cell-address="MODELS.A1"/>
            <calcext:condition calcext:apply-style-name="Bad" calcext:value="=&quot;TODO&quot;" calcext:base-cell-address="MODELS.A1"/>
            <calcext:condition calcext:apply-style-name="Error" calcext:value="=&quot;WIP&quot;" calcext:base-cell-address="MODELS.A1"/>
          </calcext:conditional-format>
        </calcext:conditional-formats>
      </table:table>
      <table:table table:name="DELEGATES" table:style-name="ta1">
        <table:table-column table:style-name="co6" table:default-cell-style-name="ce48"/>
        <table:table-column table:style-name="co2" table:default-cell-style-name="ce31"/>
        <table:table-column table:style-name="co3" table:default-cell-style-name="ce48"/>
        <table:table-column table:style-name="co2" table:number-columns-repeated="1021" table:default-cell-style-name="ce48"/>
        <table:table-row table:style-name="ro1">
          <table:table-cell table:style-name="ce44" office:value-type="string" calcext:value-type="string">
            <text:p>Task</text:p>
          </table:table-cell>
          <table:table-cell table:style-name="ce30" table:content-validation-name="val1" office:value-type="string" calcext:value-type="string">
            <text:p>Status</text:p>
          </table:table-cell>
          <table:table-cell table:style-name="ce44" office:value-type="string" calcext:value-type="string">
            <text:p>Notes</text:p>
          </table:table-cell>
          <table:table-cell table:style-name="ce44" table:number-columns-repeated="1021"/>
        </table:table-row>
        <table:table-row table:style-name="ro1">
          <table:table-cell table:style-name="ce41" office:value-type="string" calcext:value-type="string">
            <text:p>RamObjectDeleg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RamScheduleDeleg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Timeline deleg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StepHeader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9" office:value-type="string" calcext:value-type="string">
            <text:p>StatisticsDeleg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69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DELEGATES.B3:DELEGATES.AMJ1048576 DELEGATES.A3:DELEGATES.A5 DELEGATES.A7:DELEGATES.A1048576 DELEGATES.A1:DELEGATES.AMJ2">
            <calcext:condition calcext:apply-style-name="Accent 3" calcext:value="=&quot;CHK&quot;" calcext:base-cell-address="DELEGATES.A1"/>
            <calcext:condition calcext:apply-style-name="Good" calcext:value="=&quot;OK&quot;" calcext:base-cell-address="DELEGATES.A1"/>
            <calcext:condition calcext:apply-style-name="Bad" calcext:value="=&quot;TODO&quot;" calcext:base-cell-address="DELEGATES.A1"/>
            <calcext:condition calcext:apply-style-name="Error" calcext:value="=&quot;WIP&quot;" calcext:base-cell-address="DELEGATES.A1"/>
          </calcext:conditional-format>
        </calcext:conditional-formats>
      </table:table>
      <table:table table:name="VIEWS" table:style-name="ta1">
        <table:table-column table:style-name="co4" table:default-cell-style-name="ce53"/>
        <table:table-column table:style-name="co2" table:default-cell-style-name="ce55"/>
        <table:table-column table:style-name="co3" table:default-cell-style-name="ce53"/>
        <table:table-column table:style-name="co2" table:number-columns-repeated="1021" table:default-cell-style-name="ce53"/>
        <table:table-row table:style-name="ro1">
          <table:table-cell table:style-name="ce52" office:value-type="string" calcext:value-type="string">
            <text:p>Task</text:p>
          </table:table-cell>
          <table:table-cell table:style-name="ce54" table:content-validation-name="val1" office:value-type="string" calcext:value-type="string">
            <text:p>Status</text:p>
          </table:table-cell>
          <table:table-cell table:style-name="ce52" office:value-type="string" calcext:value-type="string">
            <text:p>Notes</text:p>
          </table:table-cell>
          <table:table-cell table:style-name="ce52" table:number-columns-repeated="1021"/>
        </table:table-row>
        <table:table-row table:style-name="ro1">
          <table:table-cell office:value-type="string" calcext:value-type="string">
            <text:p>RamObject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ObjectComboBox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ObjectMenu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StateBox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ScheduleTable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meLine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tistics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67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VIEWS.A1:VIEWS.AMJ1048576">
            <calcext:condition calcext:apply-style-name="Accent 3" calcext:value="=&quot;CHK&quot;" calcext:base-cell-address="VIEWS.A1"/>
            <calcext:condition calcext:apply-style-name="Good" calcext:value="=&quot;OK&quot;" calcext:base-cell-address="VIEWS.A1"/>
            <calcext:condition calcext:apply-style-name="Bad" calcext:value="=&quot;TODO&quot;" calcext:base-cell-address="VIEWS.A1"/>
            <calcext:condition calcext:apply-style-name="Bad" calcext:value="=&quot;WIP&quot;" calcext:base-cell-address="VIEWS.A1"/>
          </calcext:conditional-format>
        </calcext:conditional-formats>
      </table:table>
      <table:table table:name="WIDGETS" table:style-name="ta1">
        <table:table-column table:style-name="co4" table:default-cell-style-name="ce57"/>
        <table:table-column table:style-name="co2" table:default-cell-style-name="ce59"/>
        <table:table-column table:style-name="co7" table:default-cell-style-name="ce57"/>
        <table:table-column table:style-name="co2" table:number-columns-repeated="1021" table:default-cell-style-name="ce57"/>
        <table:table-row table:style-name="ro1">
          <table:table-cell table:style-name="ce56" office:value-type="string" calcext:value-type="string">
            <text:p>Task</text:p>
          </table:table-cell>
          <table:table-cell table:style-name="ce58" table:content-validation-name="val1" office:value-type="string" calcext:value-type="string">
            <text:p>Status</text:p>
          </table:table-cell>
          <table:table-cell table:style-name="ce56" office:value-type="string" calcext:value-type="string">
            <text:p>Notes</text:p>
          </table:table-cell>
          <table:table-cell table:style-name="ce56" table:number-columns-repeated="1021"/>
        </table:table-row>
        <table:table-row table:style-name="ro1">
          <table:table-cell office:value-type="string" calcext:value-type="string">
            <text:p>ObjectManager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jectLis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heduleManager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temTableManager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statushistory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statistics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67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WIDGETS.C1:WIDGETS.AMJ1048576 WIDGETS.A1:WIDGETS.B7 WIDGETS.A9:WIDGETS.B1048576 WIDGETS.B8:WIDGETS.B8">
            <calcext:condition calcext:apply-style-name="Accent 3" calcext:value="=&quot;CHK&quot;" calcext:base-cell-address="WIDGETS.A1"/>
            <calcext:condition calcext:apply-style-name="Good" calcext:value="=&quot;OK&quot;" calcext:base-cell-address="WIDGETS.A1"/>
            <calcext:condition calcext:apply-style-name="Bad" calcext:value="=&quot;TODO&quot;" calcext:base-cell-address="WIDGETS.A1"/>
            <calcext:condition calcext:apply-style-name="Error" calcext:value="=&quot;WIP&quot;" calcext:base-cell-address="WIDGETS.A1"/>
          </calcext:conditional-format>
        </calcext:conditional-formats>
      </table:table>
      <table:table table:name="Lists" table:style-name="ta1">
        <table:table-column table:style-name="co1" table:default-cell-style-name="ce62"/>
        <table:table-column table:style-name="co2" table:default-cell-style-name="ce64"/>
        <table:table-column table:style-name="co3" table:default-cell-style-name="ce62"/>
        <table:table-column table:style-name="co2" table:number-columns-repeated="1021" table:default-cell-style-name="ce62"/>
        <table:table-row table:style-name="ro1">
          <table:table-cell table:style-name="ce60" office:value-type="string" calcext:value-type="string">
            <text:p>Task</text:p>
          </table:table-cell>
          <table:table-cell table:style-name="ce63" table:content-validation-name="val1" office:value-type="string" calcext:value-type="string">
            <text:p>Status</text:p>
          </table:table-cell>
          <table:table-cell table:style-name="ce60" office:value-type="string" calcext:value-type="string">
            <text:p>Notes</text:p>
          </table:table-cell>
          <table:table-cell table:style-name="ce60" table:number-columns-repeated="1021"/>
        </table:table-row>
        <table:table-row table:style-name="ro1">
          <table:table-cell table:style-name="ce61" office:value-type="string" calcext:value-type="string">
            <text:p>State list</text:p>
          </table:table-cell>
          <table:table-cell table:content-validation-name="val1"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User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pdate user list and its assignlist of project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TemplateStep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jectpage : steptemplatemenu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listmanagerwidget : createmenu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 load stemplatesteps in userChanged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 templateStepInserted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 templateStepRemoved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Project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TemplateAssetGroup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FileType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plicationEditWidget -&gt; setModel of the 3 file list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Application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EditWidget -&gt; setModel of the application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59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Lists.A1:Lists.AMJ1048576">
            <calcext:condition calcext:apply-style-name="Accent 3" calcext:value="=&quot;CHK&quot;" calcext:base-cell-address="Lists.A1"/>
            <calcext:condition calcext:apply-style-name="Good" calcext:value="=&quot;OK&quot;" calcext:base-cell-address="Lists.A1"/>
            <calcext:condition calcext:apply-style-name="Bad" calcext:value="=&quot;TODO&quot;" calcext:base-cell-address="Lists.A1"/>
            <calcext:condition calcext:apply-style-name="Error" calcext:value="=&quot;WIP&quot;" calcext:base-cell-address="Lists.A1"/>
          </calcext:conditional-format>
        </calcext:conditional-formats>
      </table:table>
      <table:table table:name="Objects" table:style-name="ta1">
        <table:table-column table:style-name="co1" table:default-cell-style-name="ce68"/>
        <table:table-column table:style-name="co2" table:default-cell-style-name="ce72"/>
        <table:table-column table:style-name="co2" table:number-columns-repeated="1022" table:default-cell-style-name="ce68"/>
        <table:table-row table:style-name="ro1">
          <table:table-cell table:style-name="ce65" office:value-type="string" calcext:value-type="string">
            <text:p>Task</text:p>
          </table:table-cell>
          <table:table-cell table:style-name="ce70" table:content-validation-name="val1" office:value-type="string" calcext:value-type="string">
            <text:p>Status</text:p>
          </table:table-cell>
          <table:table-cell table:style-name="ce65" office:value-type="string" calcext:value-type="string">
            <text:p>Notes</text:p>
          </table:table-cell>
          <table:table-cell table:style-name="ce65" table:number-columns-repeated="1021"/>
        </table:table-row>
        <table:table-row table:style-name="ro1">
          <table:table-cell table:style-name="ce66" office:value-type="string" calcext:value-type="string">
            <text:p>RamObjec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create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eckData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Application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AssetGrou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ui_assetsList→setModel(project asse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FileTyp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Pip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PipeFil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ScheduleCommen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ScheduleEntry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Sequenc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ui_shotsList → setModel(project sho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St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Statu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Ste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TemplateAssetGrou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TemplateSte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User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9" office:value-type="string" calcext:value-type="string">
            <text:p>Item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71" office:value-type="string" calcext:value-type="string">
            <text:p>connect project steps inserted/removed 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Ass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ManagerWidget → setModel (asse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Sho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ManagerWidget → setModel (sho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 → ui_assetLis→setModel(asse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Projec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asset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shot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28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Objects.B35:Objects.AMJ1048576 Objects.A37:Objects.A1048576 Objects.A1:Objects.AMJ34">
            <calcext:condition calcext:apply-style-name="Accent 3" calcext:value="=&quot;CHK&quot;" calcext:base-cell-address="Objects.A1"/>
            <calcext:condition calcext:apply-style-name="Good" calcext:value="=&quot;OK&quot;" calcext:base-cell-address="Objects.A1"/>
            <calcext:condition calcext:apply-style-name="Bad" calcext:value="=&quot;TODO&quot;" calcext:base-cell-address="Objects.A1"/>
            <calcext:condition calcext:apply-style-name="Error" calcext:value="=&quot;WIP&quot;" calcext:base-cell-address="Objects.A1"/>
          </calcext:conditional-format>
        </calcext:conditional-formats>
      </table:table>
      <table:table table:name="DATA" table:style-name="ta2">
        <table:table-column table:style-name="co2" table:default-cell-style-name="Default"/>
        <table:table-row table:style-name="ro1"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CHK</text:p>
          </table:table-cell>
        </table:table-row>
        <table:table-row table:style-name="ro1">
          <table:table-cell office:value-type="string" calcext:value-type="string">
            <text:p>WIP</text:p>
          </table:table-cell>
        </table:table-row>
        <table:table-row table:style-name="ro1"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TODO</text:p>
          </table:table-cell>
        </table:table-row>
      </table:table>
      <table:named-expressions/>
      <table:database-ranges>
        <table:database-range table:name="__Anonymous_Sheet_DB__0" table:target-range-address="'General tasks'.A22:'General tasks'.B22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9">00/00/0000</text:date>, <text:time style:data-style-name="N2" text:time-value="11:31:51.2388780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0T14:52:10.545907045</meta:creation-date>
    <meta:generator>LibreOffice/6.4.7.2$Linux_X86_64 LibreOffice_project/40$Build-2</meta:generator>
    <dc:date>2022-09-19T11:38:04.703542587</dc:date>
    <meta:editing-duration>PT15H39M23S</meta:editing-duration>
    <meta:editing-cycles>120</meta:editing-cycles>
    <meta:document-statistic meta:table-count="11" meta:cell-count="297" meta:object-count="0"/>
  </office:meta>
</office:document-meta>
</file>